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3cm"/>
    </style:style>
    <style:style style:name="co2" style:family="table-column">
      <style:table-column-properties fo:break-before="auto" style:column-width="16.26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1.481cm"/>
    </style:style>
    <style:style style:name="co8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14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Op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Bugs in maucisynt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denly worsening cracking with multiple notes playing, finally JACK xrun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wtooth and pulse waves sound louder than other waveforms. Find optimal amplitude by Fourier analysis.</text:p>
          </table:table-cell>
          <table:table-cell office:value-type="float" office:value="1">
            <text:p>1</text:p>
          </table:table-cell>
          <table:table-cell table:style-name="ce2" office:value-type="date" office:date-value="2012-04-01">
            <text:p>01.04.12</text:p>
          </table:table-cell>
          <table:table-cell/>
        </table:table-row>
      </table:table>
      <table:table table:name="Fixed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Fixed bug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velope: note keeps playing when A=100, R=5, bufferLength=128, fast note on-off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 table:style-name="ce2" office:value-type="date" office:date-value="2012-04-01">
            <text:p>01.04.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 retriggering to work properly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 table:style-name="ce2" office:value-type="date" office:date-value="2012-04-01">
            <text:p>01.04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ready ended notes were retriggered to RELEASE phase at note off</text:p>
          </table:table-cell>
          <table:table-cell office:value-type="float" office:value="4">
            <text:p>4</text:p>
          </table:table-cell>
          <table:table-cell table:style-name="ce2" office:value-type="date" office:date-value="2012-04-04">
            <text:p>04.04.12</text:p>
          </table:table-cell>
          <table:table-cell table:style-name="ce2" office:value-type="date" office:date-value="2012-04-04">
            <text:p>04.04.12</text:p>
          </table:table-cell>
        </table:table-row>
      </table:table>
      <table:table table:name="Unknown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Bugs that don't seem appear any mo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nOscillator: !(-1 &lt;= angle &lt;= 1) after synthesizeFromWavetable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sh on startup, but only sometimes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3:54:3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4-01T17:56:12</meta:creation-date>
    <dc:date>2012-04-04T13:54:33</dc:date>
    <dc:creator>AT </dc:creator>
    <meta:editing-duration>PT01H11M25S</meta:editing-duration>
    <meta:editing-cycles>12</meta:editing-cycles>
    <meta:generator>OpenOffice.org/3.2$Linux OpenOffice.org_project/320m12$Build-9483</meta:generator>
    <meta:document-statistic meta:table-count="3" meta:cell-count="44" meta:object-count="0"/>
  </office:meta>
</office:document-meta>
</file>